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1362800009F780000A49B9B6B77B.svm"/>
  <manifest:file-entry manifest:media-type="" manifest:full-path="Pictures/200013628000117C8000120D570BCC90.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f0005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 style:family="graphic" style:parent-style-name="standard">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style>
    <style:style style:name="gr4" style:family="graphic" style:parent-style-name="standard">
      <style:graphic-properties draw:stroke="none" draw:fill="solid" draw:fill-color="#000000" draw:textarea-horizontal-align="left" draw:textarea-vertical-align="top" draw:auto-grow-height="false" fo:padding-top="0.229cm" fo:padding-bottom="0.229cm" fo:padding-left="0.441cm" fo:padding-right="0.441cm" fo:wrap-option="no-wrap" draw:shadow="hidden"/>
    </style:style>
    <style:style style:name="gr5" style:family="graphic" style:parent-style-name="standard">
      <style:graphic-properties draw:stroke="none" draw:fill="solid" draw:fill-color="#330d00" draw:textarea-horizontal-align="left" draw:textarea-vertical-align="top" draw:auto-grow-height="false" fo:padding-top="0.229cm" fo:padding-bottom="0.229cm" fo:padding-left="0.441cm" fo:padding-right="0.441cm" fo:wrap-option="no-wrap" draw:shadow="hidden"/>
    </style:style>
    <style:style style:name="gr6" style:family="graphic" style:parent-style-name="standard">
      <style:graphic-properties draw:stroke="none" draw:fill="solid" draw:fill-color="#78421c" draw:textarea-horizontal-align="left" draw:textarea-vertical-align="top" draw:auto-grow-height="false" fo:padding-top="0.229cm" fo:padding-bottom="0.229cm" fo:padding-left="0.441cm" fo:padding-right="0.441cm" fo:wrap-option="no-wrap" draw:shadow="hidden"/>
    </style:style>
    <style:style style:name="gr7" style:family="graphic" style:parent-style-name="standard">
      <style:graphic-properties draw:stroke="none" draw:fill="solid" draw:fill-color="#cca182" draw:textarea-horizontal-align="left" draw:textarea-vertical-align="top" draw:auto-grow-height="false" fo:padding-top="0.229cm" fo:padding-bottom="0.229cm" fo:padding-left="0.441cm" fo:padding-right="0.441cm" fo:wrap-option="no-wrap" draw:shadow="hidden"/>
    </style:style>
    <style:style style:name="gr8" style:family="graphic" style:parent-style-name="standard">
      <style:graphic-properties draw:stroke="none" draw:fill="solid" draw:fill-color="#d9c9bd" draw:textarea-horizontal-align="left" draw:textarea-vertical-align="top" draw:auto-grow-height="false" fo:padding-top="0.229cm" fo:padding-bottom="0.229cm" fo:padding-left="0.441cm" fo:padding-right="0.441cm" fo:wrap-option="no-wrap" draw:shadow="hidden"/>
    </style:style>
    <style:style style:name="gr9" style:family="graphic" style:parent-style-name="standard">
      <style:graphic-properties draw:stroke="none" draw:fill="solid" draw:fill-color="#e3e8e3" draw:textarea-horizontal-align="left" draw:textarea-vertical-align="top" draw:auto-grow-height="false" fo:padding-top="0.229cm" fo:padding-bottom="0.229cm" fo:padding-left="0.441cm" fo:padding-right="0.441cm" fo:wrap-option="no-wrap" draw:shadow="hidden"/>
    </style:style>
    <style:style style:name="gr10" style:family="graphic" style:parent-style-name="standard">
      <style:graphic-properties draw:stroke="none" draw:fill="solid" draw:fill-color="#e3ebeb" draw:textarea-horizontal-align="left" draw:textarea-vertical-align="top" draw:auto-grow-height="false" fo:padding-top="0.229cm" fo:padding-bottom="0.229cm" fo:padding-left="0.441cm" fo:padding-right="0.441cm" fo:wrap-option="no-wrap" draw:shadow="hidden"/>
    </style:style>
    <style:style style:name="gr11" style:family="graphic" style:parent-style-name="standard">
      <style:graphic-properties draw:stroke="solid" svg:stroke-width="0.018cm" svg:stroke-color="#000000" draw:stroke-linejoin="round" draw:fill="none" draw:fill-color="#ffffff" draw:textarea-horizontal-align="left" draw:textarea-vertical-align="top" draw:auto-grow-height="false" fo:padding-top="0.229cm" fo:padding-bottom="0.229cm" fo:padding-left="0.441cm" fo:padding-right="0.441cm" fo:wrap-option="no-wrap" draw:shadow="hidden"/>
    </style:style>
    <style:style style:name="gr12" style:family="graphic" style:parent-style-name="standard">
      <style:graphic-properties draw:stroke="none" draw:fill="solid" draw:fill-color="#d4bfab" draw:textarea-horizontal-align="left" draw:textarea-vertical-align="top" draw:auto-grow-height="false" fo:padding-top="0.229cm" fo:padding-bottom="0.229cm" fo:padding-left="0.441cm" fo:padding-right="0.441cm" fo:wrap-option="no-wrap" draw:shadow="hidden"/>
    </style:style>
    <style:style style:name="gr13" style:family="graphic" style:parent-style-name="standard">
      <style:graphic-properties draw:stroke="none" draw:fill="solid" draw:fill-color="#9e6940" draw:textarea-horizontal-align="left" draw:textarea-vertical-align="top" draw:auto-grow-height="false" fo:padding-top="0.229cm" fo:padding-bottom="0.229cm" fo:padding-left="0.441cm" fo:padding-right="0.441cm" fo:wrap-option="no-wrap" draw:shadow="hidden"/>
    </style:style>
    <style:style style:name="gr14" style:family="graphic" style:parent-style-name="standard">
      <style:graphic-properties draw:stroke="none" draw:fill="solid" draw:fill-color="#030000" draw:textarea-horizontal-align="left" draw:textarea-vertical-align="top" draw:auto-grow-height="false" fo:padding-top="0.229cm" fo:padding-bottom="0.229cm" fo:padding-left="0.441cm" fo:padding-right="0.441cm" fo:wrap-option="no-wrap" draw:shadow="hidden"/>
    </style:style>
    <style:style style:name="gr15" style:family="graphic" style:parent-style-name="standard">
      <style:graphic-properties draw:stroke="none" draw:fill="solid" draw:fill-color="#d9d1cc" draw:textarea-horizontal-align="left" draw:textarea-vertical-align="top" draw:auto-grow-height="false" fo:padding-top="0.229cm" fo:padding-bottom="0.229cm" fo:padding-left="0.441cm" fo:padding-right="0.441cm" fo:wrap-option="no-wrap" draw:shadow="hidden"/>
    </style:style>
    <style:style style:name="gr16" style:family="graphic" style:parent-style-name="standard">
      <style:graphic-properties draw:stroke="none" draw:fill="solid" draw:fill-color="#d4b099" draw:textarea-horizontal-align="left" draw:textarea-vertical-align="top" draw:auto-grow-height="false" fo:padding-top="0.229cm" fo:padding-bottom="0.229cm" fo:padding-left="0.441cm" fo:padding-right="0.441cm" fo:wrap-option="no-wrap" draw:shadow="hidden"/>
    </style:style>
    <style:style style:name="P1" style:family="paragraph">
      <style:paragraph-properties fo:text-align="center"/>
    </style:style>
    <style:style style:name="P2" style:family="paragraph">
      <style:paragraph-properties fo:margin-left="0cm" fo:margin-right="0cm" fo:margin-top="0cm" fo:margin-bottom="0cm" fo:line-height="100%" text:enable-numbering="false" fo:text-indent="0cm" style:writing-mode="lr-tb"/>
      <style:text-properties style:use-window-font-color="true" style:text-outline="false" style:text-line-through-style="none" fo:font-family="Arial" style:font-family-generic="roman" style:font-pitch="variable" fo:font-size="12pt" fo:font-style="normal" fo:text-shadow="none" style:text-underline-style="none" fo:font-weight="normal" style:font-family-asian="Arial" style:font-pitch-asian="variable" style:font-size-asian="18pt" style:font-style-asian="normal" style:font-weight-asian="normal" style:font-family-complex="'Nachlieli CLM'" style:font-pitch-complex="variable" style:font-size-complex="18pt" style:font-style-complex="normal" style:font-weight-complex="normal" style:text-emphasize="none" style:font-relief="none"/>
    </style:style>
    <style:style style:name="P3" style:family="paragraph">
      <style:paragraph-properties fo:text-align="center" style:writing-mode="lr-tb"/>
      <style:text-properties fo:font-size="24pt"/>
    </style:style>
    <style:style style:name="P4" style:family="paragraph">
      <style:paragraph-properties style:writing-mode="lr-tb"/>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ברירת_20_מחדל">
        <office:forms form:automatic-focus="false" form:apply-design-mode="false"/>
        <draw:frame draw:style-name="gr1" draw:text-style-name="P1" draw:layer="layout" svg:width="9.999cm" svg:height="9.999cm" svg:x="0cm" svg:y="0cm">
          <draw:image xlink:href="Pictures/20001362800009F780000A49B9B6B77B.svm" xlink:type="simple" xlink:show="embed" xlink:actuate="onLoad">
            <text:p/>
          </draw:image>
        </draw:frame>
        <draw:frame draw:style-name="gr1" draw:text-style-name="P1" draw:layer="layout" svg:width="2147479.173cm" svg:height="2147479.028cm" draw:transform="rotate (3.14159265358979) translate (-1073729.074cm -1073728.968cm)">
          <draw:image xlink:href="Pictures/200013628000117C8000120D570BCC90.svm" xlink:type="simple" xlink:show="embed" xlink:actuate="onLoad">
            <text:p/>
          </draw:image>
        </draw:frame>
        <draw:g>
          <draw:custom-shape draw:style-name="gr2" draw:text-style-name="P2" draw:layer="layout" svg:width="0.003cm" svg:height="0.004cm" svg:x="9.947cm" svg:y="9.122cm">
            <text:p/>
            <draw:enhanced-geometry svg:viewBox="0 0 0 2" draw:type="non-primitive" draw:enhanced-path="M 0 2 L 0 0 0 2 0 2 0 2 Z N"/>
          </draw:custom-shape>
          <draw:g>
            <draw:rect draw:style-name="gr3" draw:text-style-name="P3" draw:layer="layout" svg:width="4.569cm" svg:height="2.638cm" svg:x="8.686cm" svg:y="6.425cm">
              <text:p/>
            </draw:rect>
            <draw:custom-shape draw:style-name="gr4" draw:text-style-name="P4" draw:layer="layout" svg:width="3.657cm" svg:height="0.643cm" svg:x="9.141cm" svg:y="7.314cm">
              <text:p/>
              <draw:enhanced-geometry svg:viewBox="0 0 2073 364" draw:type="non-primitive" draw:enhanced-path="M 1963 328 L 1452 255 948 192 710 160 474 114 235 61 0 0 3 2 7 2 10 4 14 6 17 6 19 7 20 9 269 74 520 128 769 174 1020 209 1550 282 2073 364 2060 359 2048 353 2034 346 2019 341 2002 336 1985 333 1963 328 1963 328 Z N"/>
            </draw:custom-shape>
            <draw:custom-shape draw:style-name="gr4" draw:text-style-name="P4" draw:layer="layout" svg:width="3.737cm" svg:height="0.735cm" svg:x="9.176cm" svg:y="7.33cm">
              <text:p/>
              <draw:enhanced-geometry svg:viewBox="0 0 2118 416" draw:type="non-primitive" draw:enhanced-path="M 2053 355 L 1530 273 1000 200 749 165 500 119 249 65 0 0 3 1 4 4 6 5 7 7 9 8 12 10 12 13 268 83 527 142 791 194 1053 233 1321 275 1587 319 2118 416 2109 407 2100 397 2092 389 2083 380 2073 371 2063 364 2053 355 2053 355 Z N"/>
            </draw:custom-shape>
            <draw:custom-shape draw:style-name="gr4" draw:text-style-name="P4" draw:layer="layout" svg:width="3.805cm" svg:height="0.832cm" svg:x="9.197cm" svg:y="7.353cm">
              <text:p/>
              <draw:enhanced-geometry svg:viewBox="0 0 2157 471" draw:type="non-primitive" draw:enhanced-path="M 2106 403 L 1575 306 1309 262 1041 220 779 181 515 129 256 70 0 0 1 3 1 4 2 5 2 8 2 10 2 11 2 13 265 88 533 152 800 210 1068 259 1335 305 1603 358 2157 471 2152 461 2144 452 2137 442 2130 433 2121 423 2113 414 2106 403 2106 403 Z N"/>
            </draw:custom-shape>
            <draw:custom-shape draw:style-name="gr4" draw:text-style-name="P4" draw:layer="layout" svg:width="3.88cm" svg:height="0.918cm" svg:x="9.201cm" svg:y="7.376cm">
              <text:p/>
              <draw:enhanced-geometry svg:viewBox="0 0 2199 520" draw:type="non-primitive" draw:enhanced-path="M 2155 458 L 1601 345 1333 292 1066 246 798 197 531 139 263 75 0 0 0 1 0 4 0 5 0 7 0 8 0 13 268 92 539 162 810 224 1074 278 1618 394 2199 520 2190 505 2181 491 2176 482 2170 475 2163 466 2155 458 2155 458 Z N"/>
            </draw:custom-shape>
            <draw:custom-shape draw:style-name="gr4" draw:text-style-name="P4" draw:layer="layout" svg:width="3.918cm" svg:height="0.996cm" svg:x="9.197cm" svg:y="7.399cm">
              <text:p/>
              <draw:enhanced-geometry svg:viewBox="0 0 2221 564" draw:type="non-primitive" draw:enhanced-path="M 2201 507 L 1620 381 1076 265 812 211 541 149 270 79 2 0 2 1 1 4 1 5 0 10 267 95 538 170 805 237 1064 296 1624 425 2221 564 2218 550 2214 537 2208 521 2201 507 2201 507 Z N"/>
            </draw:custom-shape>
            <draw:custom-shape draw:style-name="gr5" draw:text-style-name="P4" draw:layer="layout" svg:width="3.943cm" svg:height="1.087cm" svg:x="9.174cm" svg:y="7.416cm">
              <text:p/>
              <draw:enhanced-geometry svg:viewBox="0 0 2235 616" draw:type="non-primitive" draw:enhanced-path="M 2234 554 L 1637 415 1077 286 818 227 551 160 280 85 13 0 10 1 8 3 5 7 4 8 0 10 266 99 531 181 793 255 1045 319 1617 462 2227 616 2229 605 2234 592 2235 580 2235 566 2234 554 2234 554 Z N"/>
            </draw:custom-shape>
            <draw:custom-shape draw:style-name="gr6" draw:text-style-name="P4" draw:layer="layout" svg:width="3.961cm" svg:height="1.161cm" svg:x="9.143cm" svg:y="7.434cm">
              <text:p/>
              <draw:enhanced-geometry svg:viewBox="0 0 2245 658" draw:type="non-primitive" draw:enhanced-path="M 2245 606 L 1635 452 1063 309 811 245 549 171 284 89 18 0 15 1 13 3 9 6 6 7 0 8 258 102 516 190 770 268 1017 337 1596 492 2197 658 2210 649 2222 639 2230 629 2237 619 2245 606 2245 606 Z N"/>
            </draw:custom-shape>
            <draw:custom-shape draw:style-name="gr7" draw:text-style-name="P4" draw:layer="layout" svg:width="3.906cm" svg:height="1.204cm" svg:x="9.113cm" svg:y="7.448cm">
              <text:p/>
              <draw:enhanced-geometry svg:viewBox="0 0 2214 682" draw:type="non-primitive" draw:enhanced-path="M 2214 650 L 1613 484 1034 329 787 260 533 182 275 94 17 0 14 2 9 3 6 3 0 6 498 192 743 276 987 348 1564 509 2152 682 2169 674 2187 667 2203 659 2214 650 2214 650 Z N"/>
            </draw:custom-shape>
            <draw:custom-shape draw:style-name="gr8" draw:text-style-name="P4" draw:layer="layout" svg:width="3.832cm" svg:height="1.228cm" svg:x="9.077cm" svg:y="7.459cm">
              <text:p/>
              <draw:enhanced-geometry svg:viewBox="0 0 2172 696" draw:type="non-primitive" draw:enhanced-path="M 2172 676 L 1584 503 1007 342 763 270 518 186 20 0 16 2 10 2 4 3 0 3 475 192 713 278 951 354 1522 520 1811 607 2087 696 2110 692 2130 687 2152 683 2172 676 2172 676 Z N"/>
            </draw:custom-shape>
            <draw:custom-shape draw:style-name="gr9" draw:text-style-name="P4" draw:layer="layout" svg:width="3.723cm" svg:height="1.237cm" svg:x="9.037cm" svg:y="7.464cm">
              <text:p/>
              <draw:enhanced-geometry svg:viewBox="0 0 2110 701" draw:type="non-primitive" draw:enhanced-path="M 2110 693 L 1834 604 1545 517 974 351 736 275 498 189 23 0 17 0 13 2 7 2 0 2 451 192 678 282 907 360 1468 526 1747 612 2009 701 2035 700 2061 699 2084 697 2110 693 2110 693 Z N"/>
            </draw:custom-shape>
            <draw:custom-shape draw:style-name="gr10" draw:text-style-name="P4" draw:layer="layout" svg:width="3.589cm" svg:height="1.234cm" svg:x="8.993cm" svg:y="7.468cm">
              <text:p/>
              <draw:enhanced-geometry svg:viewBox="0 0 2034 699" draw:type="non-primitive" draw:enhanced-path="M 2034 699 L 1772 610 1493 524 932 358 703 280 476 190 25 0 20 0 13 0 8 0 0 0 424 188 640 277 860 360 1400 524 1673 609 1922 697 1951 698 1978 699 2005 699 2034 699 2034 699 Z N"/>
            </draw:custom-shape>
            <draw:custom-shape draw:style-name="gr10" draw:text-style-name="P4" draw:layer="layout" svg:width="3.432cm" svg:height="1.234cm" svg:x="8.952cm" svg:y="7.464cm">
              <text:p/>
              <draw:enhanced-geometry svg:viewBox="0 0 1945 699" draw:type="non-primitive" draw:enhanced-path="M 1945 699 L 1696 611 1423 526 883 362 663 279 447 190 23 2 18 2 12 0 5 0 0 0 398 183 601 274 813 356 1063 438 1328 517 1592 598 1835 684 1861 689 1889 693 1915 694 1945 699 1945 699 Z N"/>
            </draw:custom-shape>
            <draw:custom-shape draw:style-name="gr10" draw:text-style-name="P4" draw:layer="layout" svg:width="3.28cm" svg:height="1.218cm" svg:x="8.91cm" svg:y="7.453cm">
              <text:p/>
              <draw:enhanced-geometry svg:viewBox="0 0 1859 690" draw:type="non-primitive" draw:enhanced-path="M 1859 690 L 1616 604 1352 523 1087 444 837 362 625 280 422 189 24 6 18 5 13 5 10 3 4 0 0 0 367 176 560 264 760 346 988 424 1240 500 1496 578 1741 660 1764 666 1787 673 1810 680 1835 686 1859 690 1859 690 Z N"/>
            </draw:custom-shape>
            <draw:custom-shape draw:style-name="gr10" draw:text-style-name="P4" draw:layer="layout" svg:width="3.095cm" svg:height="1.172cm" svg:x="8.887cm" svg:y="7.446cm">
              <text:p/>
              <draw:enhanced-geometry svg:viewBox="0 0 1754 664" draw:type="non-primitive" draw:enhanced-path="M 1754 664 L 1509 582 1253 504 1001 428 773 350 573 268 380 180 13 4 8 3 6 1 0 0 354 167 540 255 733 337 948 413 1188 487 1440 562 1689 639 1711 648 1733 657 1754 664 1754 664 Z N"/>
            </draw:custom-shape>
            <draw:custom-shape draw:style-name="gr11" draw:text-style-name="P4" draw:layer="layout" svg:width="4.231cm" svg:height="1.387cm" svg:x="8.887cm" svg:y="7.314cm">
              <text:p/>
              <draw:enhanced-geometry svg:viewBox="0 0 2398 786" draw:type="non-primitive" draw:enhanced-path="M 2107 328 L 1596 255 1092 192 854 160 618 114 379 61 144 0 147 2 151 2 154 4 158 6 161 6 163 7 164 9 167 10 168 13 170 14 171 16 173 17 176 19 176 22 177 25 177 26 178 27 178 30 178 32 178 33 178 35 178 36 178 39 178 40 178 42 178 43 178 48 178 49 177 52 177 53 176 58 173 59 171 61 168 65 167 66 163 68 160 69 158 71 154 74 151 75 145 76 142 78 137 79 134 79 128 82 124 84 118 84 112 85 108 85 102 85 98 87 92 87 85 87 80 87 73 87 68 87 60 87 55 87 49 85 42 85 37 85 31 84 26 84 23 82 17 79 13 79 8 78 6 76 0 75 354 242 540 330 733 412 948 488 1188 562 1440 637 1689 714 1711 723 1733 732 1754 739 1777 745 1800 752 1823 759 1848 765 1872 769 1898 774 1926 778 1952 779 1982 784 2011 785 2038 786 2065 786 2094 786 2120 785 2146 784 2169 782 2195 778 2218 774 2238 769 2260 765 2280 758 2297 750 2315 743 2331 735 2342 726 2355 717 2367 707 2375 697 2382 687 2390 674 2392 663 2397 650 2398 638 2398 624 2397 612 2394 598 2390 585 2384 569 2377 555 2368 540 2359 526 2354 517 2348 510 2341 501 2333 493 2328 483 2320 474 2313 464 2306 455 2297 445 2289 436 2282 425 2273 416 2264 406 2256 398 2247 389 2237 380 2227 373 2217 364 2204 359 2192 353 2178 346 2163 341 2146 336 2129 333 2107 328 2107 328 N"/>
            </draw:custom-shape>
            <draw:custom-shape draw:style-name="gr10" draw:text-style-name="P4" draw:layer="layout" svg:width="3.708cm" svg:height="1.01cm" svg:x="9.125cm" svg:y="7.413cm">
              <text:p/>
              <draw:enhanced-geometry svg:viewBox="0 0 2102 572" draw:type="non-primitive" draw:enhanced-path="M 2102 572 L 1000 298 755 236 504 166 252 87 2 2 2 0 0 0 249 84 500 162 751 234 993 294 1514 421 2083 563 2093 566 2102 572 2102 572 Z N"/>
            </draw:custom-shape>
            <draw:custom-shape draw:style-name="gr11" draw:text-style-name="P4" draw:layer="layout" svg:width="3.708cm" svg:height="1.01cm" svg:x="9.125cm" svg:y="7.413cm">
              <text:p/>
              <draw:enhanced-geometry svg:viewBox="0 0 2102 572" draw:type="non-primitive" draw:enhanced-path="M 2102 572 L 1000 298 755 236 504 166 252 87 2 2 2 0 0 0 249 84 500 162 751 234 993 294 1514 421 2083 563 2093 566 2102 572 2102 572 N"/>
            </draw:custom-shape>
            <draw:custom-shape draw:style-name="gr10" draw:text-style-name="P4" draw:layer="layout" svg:width="3.717cm" svg:height="0.999cm" svg:x="9.083cm" svg:y="7.408cm">
              <text:p/>
              <draw:enhanced-geometry svg:viewBox="0 0 2107 566" draw:type="non-primitive" draw:enhanced-path="M 2107 566 L 1538 424 1017 297 775 237 524 165 273 87 24 3 21 3 17 3 14 0 10 0 5 0 0 0 474 163 710 237 943 300 1988 565 2014 565 2037 562 2057 562 2078 562 2093 565 2107 566 2107 566 Z N"/>
            </draw:custom-shape>
            <draw:custom-shape draw:style-name="gr10" draw:text-style-name="P4" draw:layer="layout" svg:width="3.557cm" svg:height="0.999cm" svg:x="9.033cm" svg:y="7.406cm">
              <text:p/>
              <draw:enhanced-geometry svg:viewBox="0 0 2016 566" draw:type="non-primitive" draw:enhanced-path="M 2016 566 L 971 301 738 238 502 164 28 1 21 1 16 1 10 1 6 0 0 0 444 157 672 232 893 298 1879 552 1909 559 1936 562 1964 563 1990 566 2016 566 2016 566 Z N"/>
            </draw:custom-shape>
            <draw:custom-shape draw:style-name="gr11" draw:text-style-name="P4" draw:layer="layout" svg:width="3.767cm" svg:height="1.001cm" svg:x="9.033cm" svg:y="7.406cm">
              <text:p/>
              <draw:enhanced-geometry svg:viewBox="0 0 2135 567" draw:type="non-primitive" draw:enhanced-path="M 2135 567 L 1566 425 1045 298 803 238 552 166 301 88 52 4 49 4 45 4 42 1 38 1 33 1 28 1 21 1 16 1 10 1 6 0 0 0 444 157 672 232 893 298 1879 552 1909 559 1936 562 1964 563 1990 566 2016 566 2042 566 2065 563 2085 563 2106 563 2121 566 2135 567 2135 567 N"/>
            </draw:custom-shape>
            <draw:custom-shape draw:style-name="gr10" draw:text-style-name="P4" draw:layer="layout" svg:width="3.342cm" svg:height="0.996cm" svg:x="9.007cm" svg:y="7.385cm">
              <text:p/>
              <draw:enhanced-geometry svg:viewBox="0 0 1894 564" draw:type="non-primitive" draw:enhanced-path="M 1894 564 L 908 310 687 244 459 169 15 12 12 11 7 9 5 5 1 3 1 2 0 0 423 147 643 218 862 280 1761 505 1777 515 1793 523 1810 535 1838 546 1866 556 1894 564 1894 564 Z N"/>
            </draw:custom-shape>
            <draw:custom-shape draw:style-name="gr12" draw:text-style-name="P4" draw:layer="layout" svg:width="3.116cm" svg:height="0.914cm" svg:x="8.998cm" svg:y="7.362cm">
              <text:p/>
              <draw:enhanced-geometry svg:viewBox="0 0 1766 518" draw:type="non-primitive" draw:enhanced-path="M 1766 518 L 867 293 648 231 428 160 5 13 3 12 3 9 2 8 2 6 2 5 0 3 0 0 415 136 631 202 850 258 1262 350 1700 453 1706 461 1713 471 1722 480 1732 490 1742 499 1755 509 1766 518 1766 518 Z N"/>
            </draw:custom-shape>
            <draw:custom-shape draw:style-name="gr13" draw:text-style-name="P4" draw:layer="layout" svg:width="2.999cm" svg:height="0.819cm" svg:x="8.998cm" svg:y="7.342cm">
              <text:p/>
              <draw:enhanced-geometry svg:viewBox="0 0 1700 464" draw:type="non-primitive" draw:enhanced-path="M 1700 464 L 1262 361 850 269 631 213 415 147 0 11 0 10 2 9 2 6 2 3 3 1 5 1 5 0 416 124 633 184 852 235 1271 314 1697 400 1694 409 1691 418 1691 426 1691 435 1694 444 1697 452 1700 464 1700 464 Z N"/>
            </draw:custom-shape>
            <draw:custom-shape draw:style-name="gr14" draw:text-style-name="P4" draw:layer="layout" svg:width="3.073cm" svg:height="0.724cm" svg:x="9.007cm" svg:y="7.325cm">
              <text:p/>
              <draw:enhanced-geometry svg:viewBox="0 0 1742 410" draw:type="non-primitive" draw:enhanced-path="M 1692 410 L 1266 324 847 245 628 194 411 134 0 10 1 8 4 7 5 4 7 3 8 1 12 0 14 0 432 117 648 173 870 216 1306 285 1742 361 1732 366 1724 373 1715 380 1708 387 1701 396 1695 402 1692 410 1692 410 Z N"/>
            </draw:custom-shape>
            <draw:custom-shape draw:style-name="gr4" draw:text-style-name="P4" draw:layer="layout" svg:width="3.23cm" svg:height="0.65cm" svg:x="9.031cm" svg:y="7.312cm">
              <text:p/>
              <draw:enhanced-geometry svg:viewBox="0 0 1831 368" draw:type="non-primitive" draw:enhanced-path="M 1728 368 L 1292 292 856 223 634 180 418 124 0 7 1 5 4 3 7 3 10 1 13 1 17 1 20 0 457 113 678 164 902 204 1364 266 1831 335 1813 338 1798 342 1782 347 1767 351 1754 355 1740 361 1728 368 1728 368 Z N"/>
            </draw:custom-shape>
            <draw:custom-shape draw:style-name="gr4" draw:text-style-name="P4" draw:layer="layout" svg:width="3.419cm" svg:height="0.592cm" svg:x="9.067cm" svg:y="7.312cm">
              <text:p/>
              <draw:enhanced-geometry svg:viewBox="0 0 1938 335" draw:type="non-primitive" draw:enhanced-path="M 1811 335 L 1344 266 882 204 658 164 437 113 0 0 4 0 10 0 16 0 23 0 27 0 256 59 488 112 719 158 951 193 1441 253 1938 325 1912 327 1886 327 1857 329 1828 334 1811 335 1811 335 Z N"/>
            </draw:custom-shape>
            <draw:custom-shape draw:style-name="gr4" draw:text-style-name="P4" draw:layer="layout" svg:width="3.49cm" svg:height="0.581cm" svg:x="9.114cm" svg:y="7.312cm">
              <text:p/>
              <draw:enhanced-geometry svg:viewBox="0 0 1978 329" draw:type="non-primitive" draw:enhanced-path="M 1911 325 L 1414 253 924 193 692 158 461 112 229 59 0 0 6 0 9 1 15 1 250 62 489 115 725 161 963 193 1467 256 1978 329 1958 328 1935 327 1911 325 1911 325 Z N"/>
            </draw:custom-shape>
            <draw:custom-shape draw:style-name="gr11" draw:text-style-name="P4" draw:layer="layout" svg:width="3.606cm" svg:height="1.068cm" svg:x="8.998cm" svg:y="7.312cm">
              <text:p/>
              <draw:enhanced-geometry svg:viewBox="0 0 2044 605" draw:type="non-primitive" draw:enhanced-path="M 1899 605 L 913 351 692 285 464 210 20 53 17 52 12 50 10 46 6 44 6 43 5 41 3 40 3 37 2 36 2 34 2 33 0 31 0 28 0 27 2 26 2 23 2 20 3 18 5 18 5 17 6 15 9 14 10 11 12 10 13 8 17 7 19 7 20 5 23 3 26 3 29 1 32 1 36 1 39 0 43 0 49 0 55 0 62 0 66 0 72 0 75 1 81 1 316 62 555 115 791 161 1029 193 1533 256 2044 329 2024 328 2001 327 1977 325 1951 327 1925 327 1896 329 1867 334 1850 335 1832 338 1817 342 1801 347 1786 351 1773 355 1759 361 1747 368 1737 373 1729 380 1720 387 1713 394 1706 403 1700 409 1697 417 1694 426 1691 435 1691 443 1691 452 1694 461 1697 469 1700 481 1706 489 1713 499 1722 508 1732 518 1742 527 1755 537 1766 546 1782 556 1798 564 1815 576 1843 587 1871 597 1899 605 1899 605 N"/>
            </draw:custom-shape>
            <draw:custom-shape draw:style-name="gr10" draw:text-style-name="P4" draw:layer="layout" svg:width="3.006cm" svg:height="1.144cm" svg:x="8.86cm" svg:y="7.431cm">
              <text:p/>
              <draw:enhanced-geometry svg:viewBox="0 0 1704 648" draw:type="non-primitive" draw:enhanced-path="M 1704 648 L 1455 571 1203 496 963 422 748 346 555 264 369 176 15 9 12 8 9 5 5 3 2 2 0 0 333 156 510 238 693 319 885 389 1104 458 1594 599 1617 610 1638 621 1661 631 1683 640 1704 648 1704 648 Z N"/>
            </draw:custom-shape>
            <draw:custom-shape draw:style-name="gr10" draw:text-style-name="P4" draw:layer="layout" svg:width="2.835cm" svg:height="1.08cm" svg:x="8.837cm" svg:y="7.408cm">
              <text:p/>
              <draw:enhanced-geometry svg:viewBox="0 0 1607 612" draw:type="non-primitive" draw:enhanced-path="M 1607 612 L 1117 471 898 402 706 332 523 251 346 169 13 13 9 12 8 9 5 6 2 5 0 0 320 144 666 299 840 363 1035 427 1478 553 1506 566 1532 578 1556 591 1582 601 1607 612 1607 612 Z N"/>
            </draw:custom-shape>
            <draw:custom-shape draw:style-name="gr15" draw:text-style-name="P4" draw:layer="layout" svg:width="2.62cm" svg:height="0.996cm" svg:x="8.825cm" svg:y="7.388cm">
              <text:p/>
              <draw:enhanced-geometry svg:viewBox="0 0 1485 564" draw:type="non-primitive" draw:enhanced-path="M 1485 564 L 1042 438 847 374 673 310 327 155 7 11 6 10 5 9 3 6 3 3 0 0 311 129 651 271 813 334 986 390 1366 501 1387 513 1412 527 1435 539 1459 553 1485 564 1485 564 Z N"/>
            </draw:custom-shape>
            <draw:custom-shape draw:style-name="gr16" draw:text-style-name="P4" draw:layer="layout" svg:width="2.412cm" svg:height="0.902cm" svg:x="8.823cm" svg:y="7.371cm">
              <text:p/>
              <draw:enhanced-geometry svg:viewBox="0 0 1367 511" draw:type="non-primitive" draw:enhanced-path="M 1367 511 L 987 400 814 344 652 281 312 139 1 10 1 8 0 4 0 1 0 0 307 116 645 252 802 307 966 358 1306 458 1319 471 1332 484 1348 497 1367 511 1367 511 Z N"/>
            </draw:custom-shape>
            <draw:custom-shape draw:style-name="gr7" draw:text-style-name="P4" draw:layer="layout" svg:width="2.304cm" svg:height="0.817cm" svg:x="8.823cm" svg:y="7.362cm">
              <text:p/>
              <draw:enhanced-geometry svg:viewBox="0 0 1306 463" draw:type="non-primitive" draw:enhanced-path="M 1306 463 L 966 363 802 312 645 257 307 121 0 5 0 0 307 117 644 248 801 303 963 353 1298 448 1306 463 1306 463 Z N"/>
            </draw:custom-shape>
            <draw:custom-shape draw:style-name="gr11" draw:text-style-name="P4" draw:layer="layout" svg:width="3.043cm" svg:height="1.213cm" svg:x="8.823cm" svg:y="7.362cm">
              <text:p/>
              <draw:enhanced-geometry svg:viewBox="0 0 1725 687" draw:type="non-primitive" draw:enhanced-path="M 1725 687 L 1476 610 1224 535 984 461 769 385 576 303 390 215 36 48 33 47 30 44 26 42 23 41 21 39 17 38 16 35 13 32 10 31 8 26 7 25 6 24 4 21 4 18 1 15 1 13 0 9 0 6 0 5 0 0 307 117 644 248 801 303 963 353 1298 448 1306 463 1319 476 1332 489 1348 502 1367 516 1388 528 1413 542 1436 554 1460 568 1486 579 1514 592 1540 604 1564 617 1590 627 1615 638 1638 649 1659 660 1682 670 1704 679 1725 687 1725 687 N"/>
            </draw:custom-shape>
            <draw:custom-shape draw:style-name="gr4" draw:text-style-name="P4" draw:layer="layout" svg:width="1.639cm" svg:height="1.699cm" svg:x="10.065cm" svg:y="6.594cm">
              <text:p/>
              <draw:enhanced-geometry svg:viewBox="0 0 929 963" draw:type="non-primitive" draw:enhanced-path="M 35 892 L 929 0 928 2 926 3 926 6 925 9 922 11 922 12 922 16 0 963 2 951 3 941 9 931 12 919 19 909 26 901 35 892 35 892 Z N"/>
            </draw:custom-shape>
            <draw:custom-shape draw:style-name="gr4" draw:text-style-name="P4" draw:layer="layout" svg:width="1.638cm" svg:height="1.812cm" svg:x="10.06cm" svg:y="6.623cm">
              <text:p/>
              <draw:enhanced-geometry svg:viewBox="0 0 928 1027" draw:type="non-primitive" draw:enhanced-path="M 3 947 L 925 0 925 2 925 3 925 8 925 9 925 12 928 13 928 18 13 1027 9 1014 6 1003 5 993 3 980 0 970 0 958 3 947 3 947 Z N"/>
            </draw:custom-shape>
            <draw:custom-shape draw:style-name="gr4" draw:text-style-name="P4" draw:layer="layout" svg:width="1.625cm" svg:height="1.911cm" svg:x="10.083cm" svg:y="6.654cm">
              <text:p/>
              <draw:enhanced-geometry svg:viewBox="0 0 921 1083" draw:type="non-primitive" draw:enhanced-path="M 0 1009 L 915 0 916 1 916 4 918 7 918 8 919 11 921 13 921 15 31 1083 26 1073 20 1063 18 1052 12 1041 7 1029 3 1019 0 1009 0 1009 Z N"/>
            </draw:custom-shape>
            <draw:custom-shape draw:style-name="gr4" draw:text-style-name="P4" draw:layer="layout" svg:width="1.585cm" svg:height="1.999cm" svg:x="10.137cm" svg:y="6.681cm">
              <text:p/>
              <draw:enhanced-geometry svg:viewBox="0 0 898 1133" draw:type="non-primitive" draw:enhanced-path="M 0 1068 L 890 0 893 2 894 5 894 6 896 9 897 12 898 13 40 1133 30 1118 21 1102 15 1094 11 1085 5 1076 0 1068 0 1068 Z N"/>
            </draw:custom-shape>
            <draw:custom-shape draw:style-name="gr4" draw:text-style-name="P4" draw:layer="layout" svg:width="1.535cm" svg:height="2.066cm" svg:x="10.208cm" svg:y="6.704cm">
              <text:p/>
              <draw:enhanced-geometry svg:viewBox="0 0 870 1171" draw:type="non-primitive" draw:enhanced-path="M 0 1120 L 858 0 863 5 864 8 867 11 870 13 46 1171 34 1158 23 1147 10 1132 0 1120 0 1120 Z N"/>
            </draw:custom-shape>
            <draw:custom-shape draw:style-name="gr5" draw:text-style-name="P4" draw:layer="layout" svg:width="1.479cm" svg:height="2.128cm" svg:x="10.289cm" svg:y="6.727cm">
              <text:p/>
              <draw:enhanced-geometry svg:viewBox="0 0 838 1206" draw:type="non-primitive" draw:enhanced-path="M 0 1158 L 824 0 827 2 830 5 833 6 835 9 838 10 72 1206 58 1199 42 1189 29 1180 14 1170 0 1158 0 1158 Z N"/>
            </draw:custom-shape>
            <draw:custom-shape draw:style-name="gr6" draw:text-style-name="P4" draw:layer="layout" svg:width="1.387cm" svg:height="2.163cm" svg:x="10.416cm" svg:y="6.744cm">
              <text:p/>
              <draw:enhanced-geometry svg:viewBox="0 0 786 1226" draw:type="non-primitive" draw:enhanced-path="M 0 1196 L 766 0 771 2 774 3 778 5 781 5 786 8 81 1226 63 1222 48 1218 30 1210 14 1205 0 1196 0 1196 Z N"/>
            </draw:custom-shape>
            <draw:custom-shape draw:style-name="gr7" draw:text-style-name="P4" draw:layer="layout" svg:width="1.267cm" svg:height="2.167cm" svg:x="10.559cm" svg:y="6.758cm">
              <text:p/>
              <draw:enhanced-geometry svg:viewBox="0 0 718 1228" draw:type="non-primitive" draw:enhanced-path="M 0 1218 L 705 0 708 0 711 1 716 1 718 1 69 1228 51 1227 34 1224 17 1221 0 1218 0 1218 Z N"/>
            </draw:custom-shape>
            <draw:custom-shape draw:style-name="gr8" draw:text-style-name="P4" draw:layer="layout" svg:width="1.174cm" svg:height="2.165cm" svg:x="10.681cm" svg:y="6.76cm">
              <text:p/>
              <draw:enhanced-geometry svg:viewBox="0 0 665 1227" draw:type="non-primitive" draw:enhanced-path="M 0 1227 L 649 0 655 0 658 0 662 0 665 0 70 1223 53 1226 34 1227 17 1227 0 1227 0 1227 Z N"/>
            </draw:custom-shape>
            <draw:custom-shape draw:style-name="gr9" draw:text-style-name="P4" draw:layer="layout" svg:width="1.079cm" svg:height="2.165cm" svg:x="10.804cm" svg:y="6.753cm">
              <text:p/>
              <draw:enhanced-geometry svg:viewBox="0 0 611 1227" draw:type="non-primitive" draw:enhanced-path="M 0 1227 L 595 4 601 3 604 3 607 0 611 0 71 1210 54 1215 35 1221 18 1224 0 1227 0 1227 Z N"/>
            </draw:custom-shape>
            <draw:custom-shape draw:style-name="gr10" draw:text-style-name="P4" draw:layer="layout" svg:width="0.981cm" svg:height="2.146cm" svg:x="10.929cm" svg:y="6.743cm">
              <text:p/>
              <draw:enhanced-geometry svg:viewBox="0 0 556 1216" draw:type="non-primitive" draw:enhanced-path="M 0 1216 L 540 6 544 4 549 3 552 1 556 0 68 1185 52 1194 35 1203 17 1210 0 1216 0 1216 Z N"/>
            </draw:custom-shape>
            <draw:custom-shape draw:style-name="gr10" draw:text-style-name="P4" draw:layer="layout" svg:width="0.884cm" svg:height="2.11cm" svg:x="11.049cm" svg:y="6.723cm">
              <text:p/>
              <draw:enhanced-geometry svg:viewBox="0 0 501 1196" draw:type="non-primitive" draw:enhanced-path="M 0 1196 L 488 11 491 7 494 5 498 4 501 0 59 1153 47 1165 33 1175 17 1186 0 1196 0 1196 Z N"/>
            </draw:custom-shape>
            <draw:custom-shape draw:style-name="gr10" draw:text-style-name="P4" draw:layer="layout" svg:width="0.798cm" svg:height="2.057cm" svg:x="11.153cm" svg:y="6.7cm">
              <text:p/>
              <draw:enhanced-geometry svg:viewBox="0 0 452 1166" draw:type="non-primitive" draw:enhanced-path="M 0 1166 L 442 13 443 11 446 8 449 4 451 2 452 0 52 1104 43 1116 34 1130 24 1142 11 1153 0 1166 0 1166 Z N"/>
            </draw:custom-shape>
            <draw:custom-shape draw:style-name="gr10" draw:text-style-name="P4" draw:layer="layout" svg:width="0.717cm" svg:height="1.964cm" svg:x="11.245cm" svg:y="6.684cm">
              <text:p/>
              <draw:enhanced-geometry svg:viewBox="0 0 406 1113" draw:type="non-primitive" draw:enhanced-path="M 0 1113 L 400 9 403 4 404 3 406 0 18 1071 14 1084 7 1099 0 1113 0 1113 Z N"/>
            </draw:custom-shape>
            <draw:custom-shape draw:style-name="gr11" draw:text-style-name="P4" draw:layer="layout" svg:width="1.902cm" svg:height="2.331cm" svg:x="10.06cm" svg:y="6.594cm">
              <text:p/>
              <draw:enhanced-geometry svg:viewBox="0 0 1078 1321" draw:type="non-primitive" draw:enhanced-path="M 38 892 L 932 0 931 2 929 3 929 6 928 9 925 11 925 12 925 16 925 18 925 19 925 24 925 25 925 28 928 29 928 34 929 35 929 38 931 41 931 42 932 45 934 47 934 49 937 51 938 54 938 55 940 58 941 61 942 62 947 67 948 70 951 73 954 75 957 77 960 80 963 81 965 84 968 85 973 87 976 88 980 90 983 90 988 93 991 93 994 94 999 94 1001 94 1007 94 1010 94 1014 94 1017 94 1023 93 1026 93 1029 90 1033 90 1037 88 1042 87 1045 85 1049 84 1052 80 1055 78 1059 77 1062 73 1063 71 1066 68 1069 64 1071 62 1072 60 1075 55 1076 54 1078 51 690 1122 686 1135 679 1150 672 1164 663 1176 654 1190 644 1202 631 1213 620 1226 608 1238 594 1248 578 1259 561 1269 545 1278 528 1287 510 1294 493 1300 476 1305 457 1311 440 1314 422 1317 405 1320 386 1321 369 1321 352 1321 334 1320 317 1317 300 1314 283 1311 265 1307 250 1303 232 1295 216 1290 202 1281 188 1274 172 1264 159 1255 144 1245 130 1233 118 1220 107 1209 94 1194 84 1182 74 1167 65 1151 59 1143 55 1134 49 1125 44 1117 39 1107 33 1097 31 1086 25 1075 20 1063 16 1053 13 1043 9 1030 6 1019 5 1009 3 996 0 986 0 974 3 963 5 951 6 941 12 931 15 919 22 909 29 901 38 892 38 892 N"/>
            </draw:custom-shape>
            <draw:custom-shape draw:style-name="gr10" draw:text-style-name="P4" draw:layer="layout" svg:width="1.299cm" svg:height="2.005cm" svg:x="10.485cm" svg:y="6.707cm">
              <text:p/>
              <draw:enhanced-geometry svg:viewBox="0 0 736 1136" draw:type="non-primitive" draw:enhanced-path="M 1 1136 L 736 4 736 3 736 0 1 1122 0 1129 1 1136 1 1136 Z N"/>
            </draw:custom-shape>
            <draw:custom-shape draw:style-name="gr11" draw:text-style-name="P4" draw:layer="layout" svg:width="1.299cm" svg:height="2.005cm" svg:x="10.485cm" svg:y="6.707cm">
              <text:p/>
              <draw:enhanced-geometry svg:viewBox="0 0 736 1136" draw:type="non-primitive" draw:enhanced-path="M 1 1136 L 736 4 736 3 736 0 1 1122 0 1129 1 1136 1 1136 N"/>
            </draw:custom-shape>
            <draw:custom-shape draw:style-name="gr10" draw:text-style-name="P4" draw:layer="layout" svg:width="1.325cm" svg:height="1.99cm" svg:x="10.487cm" svg:y="6.697cm">
              <text:p/>
              <draw:enhanced-geometry svg:viewBox="0 0 751 1128" draw:type="non-primitive" draw:enhanced-path="M 0 1128 L 735 6 738 4 739 4 742 3 744 2 748 2 751 0 69 1093 55 1100 41 1108 26 1112 15 1118 6 1124 0 1128 0 1128 Z N"/>
            </draw:custom-shape>
            <draw:custom-shape draw:style-name="gr10" draw:text-style-name="P4" draw:layer="layout" svg:width="1.232cm" svg:height="1.948cm" svg:x="10.608cm" svg:y="6.677cm">
              <text:p/>
              <draw:enhanced-geometry svg:viewBox="0 0 698 1104" draw:type="non-primitive" draw:enhanced-path="M 0 1104 L 682 11 686 8 689 7 692 5 695 2 698 0 68 1058 58 1070 44 1080 31 1088 16 1097 0 1104 0 1104 Z N"/>
            </draw:custom-shape>
            <draw:custom-shape draw:style-name="gr11" draw:text-style-name="P4" draw:layer="layout" svg:width="1.354cm" svg:height="2.01cm" svg:x="10.487cm" svg:y="6.677cm">
              <text:p/>
              <draw:enhanced-geometry svg:viewBox="0 0 767 1139" draw:type="non-primitive" draw:enhanced-path="M 0 1139 L 735 17 738 15 739 15 742 14 744 13 748 13 751 11 755 8 758 7 761 5 764 2 767 0 137 1058 127 1070 113 1080 100 1088 85 1097 69 1104 55 1111 41 1119 26 1123 15 1129 6 1135 0 1139 0 1139 N"/>
            </draw:custom-shape>
            <draw:custom-shape draw:style-name="gr10" draw:text-style-name="P4" draw:layer="layout" svg:width="1.117cm" svg:height="1.9cm" svg:x="10.728cm" svg:y="6.644cm">
              <text:p/>
              <draw:enhanced-geometry svg:viewBox="0 0 633 1077" draw:type="non-primitive" draw:enhanced-path="M 0 1077 L 630 19 631 16 631 13 633 9 631 6 631 4 631 0 9 994 13 1007 13 1018 15 1030 13 1047 9 1063 0 1077 0 1077 Z N"/>
            </draw:custom-shape>
            <draw:custom-shape draw:style-name="gr12" draw:text-style-name="P4" draw:layer="layout" svg:width="1.151cm" svg:height="1.784cm" svg:x="10.691cm" svg:y="6.614cm">
              <text:p/>
              <draw:enhanced-geometry svg:viewBox="0 0 652 1011" draw:type="non-primitive" draw:enhanced-path="M 30 1011 L 652 17 652 15 651 13 651 10 649 7 649 5 648 4 645 0 0 934 5 946 11 956 17 966 20 976 25 989 28 999 30 1011 30 1011 Z N"/>
            </draw:custom-shape>
            <draw:custom-shape draw:style-name="gr13" draw:text-style-name="P4" draw:layer="layout" svg:width="1.235cm" svg:height="1.669cm" svg:x="10.594cm" svg:y="6.593cm">
              <text:p/>
              <draw:enhanced-geometry svg:viewBox="0 0 700 946" draw:type="non-primitive" draw:enhanced-path="M 55 946 L 700 12 698 10 697 9 696 7 694 4 691 3 690 1 688 0 0 884 8 892 17 900 26 909 33 918 42 926 49 936 55 946 55 946 Z N"/>
            </draw:custom-shape>
            <draw:custom-shape draw:style-name="gr14" draw:text-style-name="P4" draw:layer="layout" svg:width="1.336cm" svg:height="1.576cm" svg:x="10.473cm" svg:y="6.577cm">
              <text:p/>
              <draw:enhanced-geometry svg:viewBox="0 0 757 893" draw:type="non-primitive" draw:enhanced-path="M 69 893 L 757 9 756 8 754 5 752 3 749 2 747 2 746 0 742 0 0 856 11 859 21 865 31 867 41 875 50 880 60 886 69 893 69 893 Z N"/>
            </draw:custom-shape>
            <draw:custom-shape draw:style-name="gr4" draw:text-style-name="P4" draw:layer="layout" svg:width="1.451cm" svg:height="1.512cm" svg:x="10.331cm" svg:y="6.575cm">
              <text:p/>
              <draw:enhanced-geometry svg:viewBox="0 0 822 857" draw:type="non-primitive" draw:enhanced-path="M 80 857 L 822 1 820 0 819 0 814 0 813 0 810 0 809 0 804 0 0 851 11 850 23 850 35 850 45 850 58 851 68 853 80 857 80 857 Z N"/>
            </draw:custom-shape>
            <draw:custom-shape draw:style-name="gr4" draw:text-style-name="P4" draw:layer="layout" svg:width="1.56cm" svg:height="1.548cm" svg:x="10.19cm" svg:y="6.575cm">
              <text:p/>
              <draw:enhanced-geometry svg:viewBox="0 0 884 877" draw:type="non-primitive" draw:enhanced-path="M 80 851 L 884 0 883 0 877 1 874 3 871 4 867 4 0 877 13 870 30 866 47 858 69 853 80 851 80 851 Z N"/>
            </draw:custom-shape>
            <draw:custom-shape draw:style-name="gr4" draw:text-style-name="P4" draw:layer="layout" svg:width="1.594cm" svg:height="1.587cm" svg:x="10.127cm" svg:y="6.582cm">
              <text:p/>
              <draw:enhanced-geometry svg:viewBox="0 0 903 899" draw:type="non-primitive" draw:enhanced-path="M 36 873 L 903 0 900 2 899 5 894 7 0 899 10 890 21 882 36 873 36 873 Z N"/>
            </draw:custom-shape>
            <draw:custom-shape draw:style-name="gr11" draw:text-style-name="P4" draw:layer="layout" svg:width="1.719cm" svg:height="1.969cm" svg:x="10.127cm" svg:y="6.575cm">
              <text:p/>
              <draw:enhanced-geometry svg:viewBox="0 0 974 1116" draw:type="non-primitive" draw:enhanced-path="M 341 1116 L 971 58 972 55 972 52 974 48 972 45 972 43 972 39 972 37 971 35 971 32 969 29 969 27 968 26 965 22 963 20 962 19 961 17 959 14 956 13 955 11 953 10 952 9 950 6 948 4 945 3 943 3 942 1 938 1 936 0 935 0 930 0 929 0 926 0 925 0 920 0 919 0 913 1 910 3 907 4 903 4 900 6 899 9 894 11 0 903 10 894 21 886 36 877 49 870 66 866 83 858 105 853 116 851 127 850 139 850 151 850 161 850 174 851 184 853 196 857 207 860 217 866 227 868 237 876 246 881 256 887 265 894 273 902 282 910 291 919 298 928 307 936 314 946 320 956 325 968 331 978 337 988 340 998 345 1011 348 1021 350 1033 354 1046 354 1057 356 1069 354 1086 350 1102 341 1116 341 1116 N"/>
            </draw:custom-shape>
            <draw:custom-shape draw:style-name="gr10" draw:text-style-name="P4" draw:layer="layout" svg:width="0.687cm" svg:height="1.92cm" svg:x="11.277cm" svg:y="6.654cm">
              <text:p/>
              <draw:enhanced-geometry svg:viewBox="0 0 389 1088" draw:type="non-primitive" draw:enhanced-path="M 0 1088 L 388 17 388 13 389 10 389 7 389 3 389 0 16 1012 15 1028 13 1044 9 1058 6 1073 0 1088 0 1088 Z N"/>
            </draw:custom-shape>
            <draw:custom-shape draw:style-name="gr10" draw:text-style-name="P4" draw:layer="layout" svg:width="0.668cm" svg:height="1.818cm" svg:x="11.3cm" svg:y="6.623cm">
              <text:p/>
              <draw:enhanced-geometry svg:viewBox="0 0 378 1030" draw:type="non-primitive" draw:enhanced-path="M 3 1030 L 376 18 378 13 378 10 376 8 376 3 376 0 0 952 2 968 3 984 5 998 5 1014 3 1030 3 1030 Z N"/>
            </draw:custom-shape>
            <draw:custom-shape draw:style-name="gr15" draw:text-style-name="P4" draw:layer="layout" svg:width="0.705cm" svg:height="1.71cm" svg:x="11.259cm" svg:y="6.593cm">
              <text:p/>
              <draw:enhanced-geometry svg:viewBox="0 0 399 969" draw:type="non-primitive" draw:enhanced-path="M 23 969 L 399 17 399 13 398 10 398 7 396 3 395 0 0 889 6 903 10 920 16 936 19 952 23 969 23 969 Z N"/>
            </draw:custom-shape>
            <draw:custom-shape draw:style-name="gr16" draw:text-style-name="P4" draw:layer="layout" svg:width="0.749cm" svg:height="1.594cm" svg:x="11.208cm" svg:y="6.568cm">
              <text:p/>
              <draw:enhanced-geometry svg:viewBox="0 0 424 903" draw:type="non-primitive" draw:enhanced-path="M 29 903 L 424 14 421 10 420 7 420 4 417 0 0 838 9 854 15 870 22 887 29 903 29 903 Z N"/>
            </draw:custom-shape>
            <draw:custom-shape draw:style-name="gr7" draw:text-style-name="P4" draw:layer="layout" svg:width="0.75cm" svg:height="1.484cm" svg:x="11.194cm" svg:y="6.563cm">
              <text:p/>
              <draw:enhanced-geometry svg:viewBox="0 0 425 841" draw:type="non-primitive" draw:enhanced-path="M 8 841 L 425 3 423 0 0 825 8 841 8 841 Z N"/>
            </draw:custom-shape>
            <draw:custom-shape draw:style-name="gr11" draw:text-style-name="P4" draw:layer="layout" svg:width="0.773cm" svg:height="2.012cm" svg:x="11.194cm" svg:y="6.563cm">
              <text:p/>
              <draw:enhanced-geometry svg:viewBox="0 0 438 1140" draw:type="non-primitive" draw:enhanced-path="M 47 1140 L 435 69 435 65 436 62 436 59 436 55 436 52 438 47 438 44 436 42 436 37 436 34 436 30 435 27 435 24 433 20 432 17 429 13 428 10 428 7 425 3 423 0 0 825 8 841 17 857 23 873 30 890 37 906 43 920 47 937 53 953 56 969 60 986 62 1002 63 1018 65 1032 65 1048 63 1064 62 1080 60 1096 56 1110 53 1125 47 1140 47 1140 N"/>
            </draw:custom-shape>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fo:text-align="end" style:text-autospace="ideograph-alpha" style:punctuation-wrap="simple" style:line-break="strict" style:writing-mode="rl-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pitch-asian="variable" style:font-size-asian="24pt" style:language-asian="none" style:country-asian="none" style:font-family-complex="'Nachlieli CLM'" style:font-pitch-complex="variable" style:font-size-complex="24pt" style:language-complex="he" style:country-complex="IL"/>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Nachlieli CL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titl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635cm" fo:margin-bottom="0.665cm" fo:margin-left="0.635cm" fo:margin-right="0.665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ברירת_20_מחדל" style:display-name="ברירת מחדל"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meta:initial-creator>moran</meta:initial-creator>
    <meta:creation-date>2006-11-01T00:42:30</meta:creation-date>
    <dc:creator>moran</dc:creator>
    <dc:date>2006-11-01T00:52:38</dc:date>
    <dc:language>en-US</dc:language>
    <meta:editing-cycles>2</meta:editing-cycles>
    <meta:editing-duration>PT3M26S</meta:editing-duration>
    <meta:user-defined meta:name="Info 1"/>
    <meta:user-defined meta:name="Info 2"/>
    <meta:user-defined meta:name="Info 3"/>
    <meta:user-defined meta:name="Info 4"/>
    <meta:document-statistic meta:object-count="74"/>
  </office:meta>
</office:document-meta>
</file>